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 fo:background-color="#ffffff">
        <style:background-image/>
      </style:paragraph-properties>
    </style:style>
    <style:style style:name="P2" style:family="paragraph" style:parent-style-name="Standard">
      <style:paragraph-properties fo:margin-top="0cm" fo:margin-bottom="0cm" fo:line-height="100%" fo:background-color="#ffffff">
        <style:background-image/>
      </style:paragraph-properties>
      <style:text-properties fo:color="#222222" style:font-name="Arial1" fo:font-size="10pt" style:font-name-asian="Times New Roman" style:font-size-asian="10pt" style:language-asian="ru" style:country-asian="RU" style:font-name-complex="Arial2" style:font-size-complex="10pt"/>
    </style:style>
    <style:style style:name="P3" style:family="paragraph" style:parent-style-name="Standard" style:master-page-name="Standard">
      <style:paragraph-properties fo:margin-top="0cm" fo:margin-bottom="0cm" fo:line-height="100%" style:page-number="auto" fo:background-color="#ffffff">
        <style:background-image/>
      </style:paragraph-properties>
    </style:style>
    <style:style style:name="T1" style:family="text">
      <style:text-properties fo:color="#222222" style:font-name="Arial1" fo:font-size="10pt" style:font-name-asian="Times New Roman" style:font-size-asian="10pt" style:language-asian="ru" style:country-asian="RU" style:font-name-complex="Arial2" style:font-size-complex="10pt"/>
    </style:style>
    <style:style style:name="T2" style:family="text">
      <style:text-properties fo:color="#222222" style:font-name="Arial1" fo:font-size="10pt" fo:language="en" fo:country="US" style:font-name-asian="Times New Roman" style:font-size-asian="10pt" style:language-asian="ru" style:country-asian="RU" style:font-name-complex="Arial2" style:font-size-complex="10pt"/>
    </style:style>
    <style:style style:name="T3" style:family="text">
      <style:text-properties fo:color="#1155cc" style:font-name="Arial1" fo:font-size="10pt" style:text-underline-style="solid" style:text-underline-width="auto" style:text-underline-color="font-color" style:font-name-asian="Times New Roman" style:font-size-asian="10pt" style:language-asian="ru" style:country-asian="RU" style:font-name-complex="Arial2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Реализовать сервис сравнения текущих курсов валют с различных источников. </text:span></text:p>
      <text:p text:style-name="P2"/>
      <text:p text:style-name="P1"><text:span text:style-name="T1">В качестве источников использовать:</text:span></text:p>
      <text:p text:style-name="P1"><text:a xlink:type="simple" xlink:href="http://www.cbr.ru/scripts/XML_daily.asp"><text:span text:style-name="T3">http://www.cbr.ru/scripts/XML_daily.asp</text:span></text:a><text:span text:style-name="T1">, </text:span><text:a xlink:type="simple" xlink:href="http://www.ecb.europa.eu/stats/eurofxref/eurofxref-daily.xml"><text:span text:style-name="T3">http://www.ecb.europa.eu/stats/eurofxref/eurofxref-daily.xml</text:span></text:a><text:span text:style-name="T1"> и </text:span></text:p>
      <text:p text:style-name="P1"><text:span text:style-name="T1">курс Альфа-банка.</text:span></text:p>
      <text:p text:style-name="P1"><text:span text:style-name="T1">Желательно предусмотреть возможность добавления новых источников.</text:span></text:p>
      <text:p text:style-name="P2"/>
      <text:p text:style-name="P1"><text:span text:style-name="T1">Коды валют, курс, которых необходимо получить задаются в виде аргументов командной строки, например:</text:span></text:p>
      <text:p text:style-name="P1"><text:span text:style-name="T2">./exchange_rate.py --orig=’EUR’ --dest=’RUB’</text:span></text:p>
      <text:p text:style-name="P1"><text:span text:style-name="T1">Валюты задаются 3-х буквенным кодом согласно ISO 4217.</text:span></text:p>
      <text:p text:style-name="P2"/>
      <text:p text:style-name="P1"><text:span text:style-name="T1">На выходе в произвольном виде вывести информацию вида:</text:span></text:p>
      <text:p text:style-name="P1"><text:span text:style-name="T1">Источник1, дата на которую установлен курс, 1EUR = xxRUB</text:span></text:p>
      <text:p text:style-name="P1"><text:span text:style-name="T1">Источник2, дата на которую установлен курс, 1EUR = xxRUB</text:span></text:p>
      <text:p text:style-name="P1"><text:span text:style-name="T1">Если курса для заданных валют нет, выводить соответствующее сообщение. </text:span></text:p>
      <text:p text:style-name="P2"/>
      <text:p text:style-name="P1"><text:span text:style-name="T1">Опрос источников нужно проводить асинхронно (с использование библиотеки gevent). </text:span></text:p>
      <text:p text:style-name="P2"/>
      <text:p text:style-name="P1"><text:span text:style-name="T1">Полученные курсы желательно сохранять в БД  (Postgresql, MySQL) и при повторном запросе возвращать их, без нового обращения к источникам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</meta:initial-creator>
    <dc:creator>inf</dc:creator>
    <meta:editing-cycles>1</meta:editing-cycles>
    <meta:creation-date>2014-12-10T05:43:00</meta:creation-date>
    <dc:date>2014-12-10T05:45:00</dc:date>
    <meta:editing-duration>PT2S</meta:editing-duration>
    <meta:generator>OpenOffice/4.0.1$Win32 OpenOffice.org_project/401m5$Build-9714</meta:generator>
    <meta:document-statistic meta:table-count="0" meta:image-count="0" meta:object-count="0" meta:page-count="1" meta:paragraph-count="14" meta:word-count="113" meta:character-count="948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